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3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SQRT(1-[.B2]*[.B2])" office:value-type="float" office:value="0.866025403784439" calcext:value-type="float">
            <text:p>0.866025403784439</text:p>
          </table:table-cell>
          <table:table-cell table:formula="of:=[.B2]" office:value-type="float" office:value="0.5" calcext:value-type="float">
            <text:p>0.5</text:p>
          </table:table-cell>
          <table:table-cell table:formula="of:=1-[.C1]" office:value-type="float" office:value="0.5" calcext:value-type="float">
            <text:p>0.5</text:p>
          </table:table-cell>
          <table:table-cell table:formula="of:=SQRT([.B1]*[.B1]+[.D1]*[.D1])" office:value-type="float" office:value="1" calcext:value-type="float">
            <text:p>1</text:p>
          </table:table-cell>
          <table:table-cell table:formula="of:=[.E1]/2" office:value-type="float" office:value="0.5" calcext:value-type="float">
            <text:p>0.5</text:p>
          </table:table-cell>
          <table:table-cell table:formula="of:=[.A1]*[.E1]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SIN(RADIANS([.H1]))" office:value-type="float" office:value="0.866025403784439" calcext:value-type="float">
            <text:p>0.866025403784439</text:p>
          </table:table-cell>
          <table:table-cell table:formula="of:=COS(RADIANS([.H1]))" office:value-type="float" office:value="0.5" calcext:value-type="float">
            <text:p>0.5</text:p>
          </table:table-cell>
        </table:table-row>
        <table:table-row table:style-name="ro1">
          <table:table-cell table:formula="of:=[.A1]*2" office:value-type="float" office:value="6" calcext:value-type="float">
            <text:p>6</text:p>
          </table:table-cell>
          <table:table-cell table:formula="of:=1/2" office:value-type="float" office:value="0.5" calcext:value-type="float">
            <text:p>0.5</text:p>
          </table:table-cell>
          <table:table-cell table:formula="of:=SQRT(1-[.B2]*[.B2])" office:value-type="float" office:value="0.866025403784439" calcext:value-type="float">
            <text:p>0.866025403784439</text:p>
          </table:table-cell>
          <table:table-cell table:formula="of:=1-[.C2]" office:value-type="float" office:value="0.133974596215561" calcext:value-type="float">
            <text:p>0.133974596215561</text:p>
          </table:table-cell>
          <table:table-cell table:formula="of:=SQRT([.B2]*[.B2]+[.D2]*[.D2])" office:value-type="float" office:value="0.517638090205042" calcext:value-type="float">
            <text:p>0.517638090205042</text:p>
          </table:table-cell>
          <table:table-cell table:formula="of:=[.E2]/2" office:value-type="float" office:value="0.258819045102521" calcext:value-type="float">
            <text:p>0.258819045102521</text:p>
          </table:table-cell>
          <table:table-cell table:formula="of:=[.A2]*[.E2]" office:value-type="float" office:value="3.10582854123025" calcext:value-type="float">
            <text:p>3.10582854123025</text:p>
          </table:table-cell>
          <table:table-cell table:formula="of:=[.H1]/2" office:value-type="float" office:value="30" calcext:value-type="float">
            <text:p>30</text:p>
          </table:table-cell>
          <table:table-cell table:formula="of:=SIN(RADIANS([.H2]))" office:value-type="float" office:value="0.5" calcext:value-type="float">
            <text:p>0.5</text:p>
          </table:table-cell>
          <table:table-cell table:formula="of:=COS(RADIANS([.H2]))" office:value-type="float" office:value="0.866025403784439" calcext:value-type="float">
            <text:p>0.866025403784439</text:p>
          </table:table-cell>
        </table:table-row>
        <table:table-row table:style-name="ro1">
          <table:table-cell table:formula="of:=[.A2]*2" office:value-type="float" office:value="12" calcext:value-type="float">
            <text:p>12</text:p>
          </table:table-cell>
          <table:table-cell table:formula="of:=[.F2]" office:value-type="float" office:value="0.258819045102521" calcext:value-type="float">
            <text:p>0.258819045102521</text:p>
          </table:table-cell>
          <table:table-cell table:formula="of:=SQRT(1-[.B3]*[.B3])" office:value-type="float" office:value="0.965925826289068" calcext:value-type="float">
            <text:p>0.965925826289068</text:p>
          </table:table-cell>
          <table:table-cell table:formula="of:=1-[.C3]" office:value-type="float" office:value="0.0340741737109317" calcext:value-type="float">
            <text:p>0.034074173710932</text:p>
          </table:table-cell>
          <table:table-cell table:formula="of:=SQRT([.B3]*[.B3]+[.D3]*[.D3])" office:value-type="float" office:value="0.261052384440103" calcext:value-type="float">
            <text:p>0.261052384440103</text:p>
          </table:table-cell>
          <table:table-cell table:formula="of:=[.E3]/2" office:value-type="float" office:value="0.130526192220052" calcext:value-type="float">
            <text:p>0.130526192220052</text:p>
          </table:table-cell>
          <table:table-cell table:formula="of:=[.A3]*[.E3]" office:value-type="float" office:value="3.13262861328124" calcext:value-type="float">
            <text:p>3.13262861328124</text:p>
          </table:table-cell>
          <table:table-cell table:formula="of:=[.H2]/2" office:value-type="float" office:value="15" calcext:value-type="float">
            <text:p>15</text:p>
          </table:table-cell>
          <table:table-cell table:formula="of:=SIN(RADIANS([.H3]))" office:value-type="float" office:value="0.258819045102521" calcext:value-type="float">
            <text:p>0.258819045102521</text:p>
          </table:table-cell>
          <table:table-cell table:formula="of:=COS(RADIANS([.H3]))" office:value-type="float" office:value="0.965925826289068" calcext:value-type="float">
            <text:p>0.965925826289068</text:p>
          </table:table-cell>
        </table:table-row>
        <table:table-row table:style-name="ro1">
          <table:table-cell table:formula="of:=[.A3]*2" office:value-type="float" office:value="24" calcext:value-type="float">
            <text:p>24</text:p>
          </table:table-cell>
          <table:table-cell table:formula="of:=[.F3]" office:value-type="float" office:value="0.130526192220052" calcext:value-type="float">
            <text:p>0.130526192220052</text:p>
          </table:table-cell>
          <table:table-cell table:formula="of:=SQRT(1-[.B4]*[.B4])" office:value-type="float" office:value="0.99144486137381" calcext:value-type="float">
            <text:p>0.99144486137381</text:p>
          </table:table-cell>
          <table:table-cell table:formula="of:=1-[.C4]" office:value-type="float" office:value="0.00855513862618962" calcext:value-type="float">
            <text:p>0.00855513862619</text:p>
          </table:table-cell>
          <table:table-cell table:formula="of:=SQRT([.B4]*[.B4]+[.D4]*[.D4])" office:value-type="float" office:value="0.130806258460286" calcext:value-type="float">
            <text:p>0.130806258460286</text:p>
          </table:table-cell>
          <table:table-cell table:formula="of:=[.E4]/2" office:value-type="float" office:value="0.0654031292301431" calcext:value-type="float">
            <text:p>0.065403129230143</text:p>
          </table:table-cell>
          <table:table-cell table:formula="of:=[.A4]*[.E4]" office:value-type="float" office:value="3.13935020304687" calcext:value-type="float">
            <text:p>3.13935020304687</text:p>
          </table:table-cell>
          <table:table-cell table:formula="of:=[.H3]/2" office:value-type="float" office:value="7.5" calcext:value-type="float">
            <text:p>7.5</text:p>
          </table:table-cell>
          <table:table-cell table:formula="of:=SIN(RADIANS([.H4]))" office:value-type="float" office:value="0.130526192220052" calcext:value-type="float">
            <text:p>0.130526192220052</text:p>
          </table:table-cell>
          <table:table-cell table:formula="of:=COS(RADIANS([.H4]))" office:value-type="float" office:value="0.99144486137381" calcext:value-type="float">
            <text:p>0.99144486137381</text:p>
          </table:table-cell>
        </table:table-row>
        <table:table-row table:style-name="ro1">
          <table:table-cell table:formula="of:=[.A4]*2" office:value-type="float" office:value="48" calcext:value-type="float">
            <text:p>48</text:p>
          </table:table-cell>
          <table:table-cell table:formula="of:=[.F4]" office:value-type="float" office:value="0.0654031292301431" calcext:value-type="float">
            <text:p>0.065403129230143</text:p>
          </table:table-cell>
          <table:table-cell table:formula="of:=SQRT(1-[.B5]*[.B5])" office:value-type="float" office:value="0.997858923238603" calcext:value-type="float">
            <text:p>0.997858923238603</text:p>
          </table:table-cell>
          <table:table-cell table:formula="of:=1-[.C5]" office:value-type="float" office:value="0.00214107676139652" calcext:value-type="float">
            <text:p>0.002141076761397</text:p>
          </table:table-cell>
          <table:table-cell table:formula="of:=SQRT([.B5]*[.B5]+[.D5]*[.D5])" office:value-type="float" office:value="0.0654381656435523" calcext:value-type="float">
            <text:p>0.065438165643552</text:p>
          </table:table-cell>
          <table:table-cell table:formula="of:=[.E5]/2" office:value-type="float" office:value="0.0327190828217761" calcext:value-type="float">
            <text:p>0.032719082821776</text:p>
          </table:table-cell>
          <table:table-cell table:formula="of:=[.A5]*[.E5]" office:value-type="float" office:value="3.14103195089051" calcext:value-type="float">
            <text:p>3.14103195089051</text:p>
          </table:table-cell>
          <table:table-cell table:formula="of:=[.H4]/2" office:value-type="float" office:value="3.75" calcext:value-type="float">
            <text:p>3.75</text:p>
          </table:table-cell>
          <table:table-cell table:formula="of:=SIN(RADIANS([.H5]))" office:value-type="float" office:value="0.0654031292301431" calcext:value-type="float">
            <text:p>0.065403129230143</text:p>
          </table:table-cell>
          <table:table-cell table:formula="of:=COS(RADIANS([.H5]))" office:value-type="float" office:value="0.997858923238603" calcext:value-type="float">
            <text:p>0.997858923238603</text:p>
          </table:table-cell>
        </table:table-row>
        <table:table-row table:style-name="ro1">
          <table:table-cell table:formula="of:=[.A5]*2" office:value-type="float" office:value="96" calcext:value-type="float">
            <text:p>96</text:p>
          </table:table-cell>
          <table:table-cell table:formula="of:=[.F5]" office:value-type="float" office:value="0.0327190828217761" calcext:value-type="float">
            <text:p>0.032719082821776</text:p>
          </table:table-cell>
          <table:table-cell table:formula="of:=SQRT(1-[.B6]*[.B6])" office:value-type="float" office:value="0.999464587476366" calcext:value-type="float">
            <text:p>0.999464587476366</text:p>
          </table:table-cell>
          <table:table-cell table:formula="of:=1-[.C6]" office:value-type="float" office:value="0.000535412523634315" calcext:value-type="float">
            <text:p>0.000535412523634</text:p>
          </table:table-cell>
          <table:table-cell table:formula="of:=SQRT([.B6]*[.B6]+[.D6]*[.D6])" office:value-type="float" office:value="0.0327234632529736" calcext:value-type="float">
            <text:p>0.032723463252974</text:p>
          </table:table-cell>
          <table:table-cell table:formula="of:=[.E6]/2" office:value-type="float" office:value="0.0163617316264868" calcext:value-type="float">
            <text:p>0.016361731626487</text:p>
          </table:table-cell>
          <table:table-cell table:formula="of:=[.A6]*[.E6]" office:value-type="float" office:value="3.14145247228546" calcext:value-type="float">
            <text:p>3.14145247228546</text:p>
          </table:table-cell>
          <table:table-cell table:formula="of:=[.H5]/2" office:value-type="float" office:value="1.875" calcext:value-type="float">
            <text:p>1.875</text:p>
          </table:table-cell>
          <table:table-cell table:formula="of:=SIN(RADIANS([.H6]))" office:value-type="float" office:value="0.0327190828217761" calcext:value-type="float">
            <text:p>0.032719082821776</text:p>
          </table:table-cell>
          <table:table-cell table:formula="of:=COS(RADIANS([.H6]))" office:value-type="float" office:value="0.999464587476366" calcext:value-type="float">
            <text:p>0.999464587476366</text:p>
          </table:table-cell>
        </table:table-row>
        <table:table-row table:style-name="ro1">
          <table:table-cell table:formula="of:=[.A6]*2" office:value-type="float" office:value="192" calcext:value-type="float">
            <text:p>192</text:p>
          </table:table-cell>
          <table:table-cell table:formula="of:=[.F6]" office:value-type="float" office:value="0.0163617316264868" calcext:value-type="float">
            <text:p>0.016361731626487</text:p>
          </table:table-cell>
          <table:table-cell table:formula="of:=SQRT(1-[.B7]*[.B7])" office:value-type="float" office:value="0.999866137909562" calcext:value-type="float">
            <text:p>0.999866137909562</text:p>
          </table:table-cell>
          <table:table-cell table:formula="of:=1-[.C7]" office:value-type="float" office:value="0.000133862090438197" calcext:value-type="float">
            <text:p>0.000133862090438</text:p>
          </table:table-cell>
          <table:table-cell table:formula="of:=SQRT([.B7]*[.B7]+[.D7]*[.D7])" office:value-type="float" office:value="0.0163622792078743" calcext:value-type="float">
            <text:p>0.016362279207874</text:p>
          </table:table-cell>
          <table:table-cell table:formula="of:=[.E7]/2" office:value-type="float" office:value="0.00818113960393713" calcext:value-type="float">
            <text:p>0.008181139603937</text:p>
          </table:table-cell>
          <table:table-cell table:formula="of:=[.A7]*[.E7]" office:value-type="float" office:value="3.14155760791186" calcext:value-type="float">
            <text:p>3.14155760791186</text:p>
          </table:table-cell>
          <table:table-cell table:formula="of:=[.H6]/2" office:value-type="float" office:value="0.9375" calcext:value-type="float">
            <text:p>0.9375</text:p>
          </table:table-cell>
          <table:table-cell table:formula="of:=SIN(RADIANS([.H7]))" office:value-type="float" office:value="0.0163617316264868" calcext:value-type="float">
            <text:p>0.016361731626487</text:p>
          </table:table-cell>
          <table:table-cell table:formula="of:=COS(RADIANS([.H7]))" office:value-type="float" office:value="0.999866137909562" calcext:value-type="float">
            <text:p>0.999866137909562</text:p>
          </table:table-cell>
        </table:table-row>
        <table:table-row table:style-name="ro1">
          <table:table-cell table:formula="of:=[.A7]*2" office:value-type="float" office:value="384" calcext:value-type="float">
            <text:p>384</text:p>
          </table:table-cell>
          <table:table-cell table:formula="of:=[.F7]" office:value-type="float" office:value="0.00818113960393713" calcext:value-type="float">
            <text:p>0.008181139603937</text:p>
          </table:table-cell>
          <table:table-cell table:formula="of:=SQRT(1-[.B8]*[.B8])" office:value-type="float" office:value="0.999966533917401" calcext:value-type="float">
            <text:p>0.999966533917401</text:p>
          </table:table-cell>
          <table:table-cell table:formula="of:=1-[.C8]" office:value-type="float" office:value="0.0000334660825989097" calcext:value-type="float">
            <text:p>3.34660825989097E-05</text:p>
          </table:table-cell>
          <table:table-cell table:formula="of:=SQRT([.B8]*[.B8]+[.D8]*[.D8])" office:value-type="float" office:value="0.00818120805246958" calcext:value-type="float">
            <text:p>0.00818120805247</text:p>
          </table:table-cell>
          <table:table-cell table:formula="of:=[.E8]/2" office:value-type="float" office:value="0.00409060402623479" calcext:value-type="float">
            <text:p>0.004090604026235</text:p>
          </table:table-cell>
          <table:table-cell table:formula="of:=[.A8]*[.E8]" office:value-type="float" office:value="3.14158389214832" calcext:value-type="float">
            <text:p>3.14158389214832</text:p>
          </table:table-cell>
          <table:table-cell table:formula="of:=[.H7]/2" office:value-type="float" office:value="0.46875" calcext:value-type="float">
            <text:p>0.46875</text:p>
          </table:table-cell>
          <table:table-cell table:formula="of:=SIN(RADIANS([.H8]))" office:value-type="float" office:value="0.00818113960393713" calcext:value-type="float">
            <text:p>0.008181139603937</text:p>
          </table:table-cell>
          <table:table-cell table:formula="of:=COS(RADIANS([.H8]))" office:value-type="float" office:value="0.999966533917401" calcext:value-type="float">
            <text:p>0.999966533917401</text:p>
          </table:table-cell>
        </table:table-row>
        <table:table-row table:style-name="ro1">
          <table:table-cell table:formula="of:=[.A8]*2" office:value-type="float" office:value="768" calcext:value-type="float">
            <text:p>768</text:p>
          </table:table-cell>
          <table:table-cell table:formula="of:=[.F8]" office:value-type="float" office:value="0.00409060402623479" calcext:value-type="float">
            <text:p>0.004090604026235</text:p>
          </table:table-cell>
          <table:table-cell table:formula="of:=SQRT(1-[.B9]*[.B9])" office:value-type="float" office:value="0.999991633444351" calcext:value-type="float">
            <text:p>0.999991633444351</text:p>
          </table:table-cell>
          <table:table-cell table:formula="of:=1-[.C9]" office:value-type="float" office:value="0.00000836655564939726" calcext:value-type="float">
            <text:p>8.36655564939726E-06</text:p>
          </table:table-cell>
          <table:table-cell table:formula="of:=SQRT([.B9]*[.B9]+[.D9]*[.D9])" office:value-type="float" office:value="0.00409061258232819" calcext:value-type="float">
            <text:p>0.004090612582328</text:p>
          </table:table-cell>
          <table:table-cell table:formula="of:=[.E9]/2" office:value-type="float" office:value="0.0020453062911641" calcext:value-type="float">
            <text:p>0.002045306291164</text:p>
          </table:table-cell>
          <table:table-cell table:formula="of:=[.A9]*[.E9]" office:value-type="float" office:value="3.14159046322805" calcext:value-type="float">
            <text:p>3.14159046322805</text:p>
          </table:table-cell>
          <table:table-cell table:formula="of:=[.H8]/2" office:value-type="float" office:value="0.234375" calcext:value-type="float">
            <text:p>0.234375</text:p>
          </table:table-cell>
          <table:table-cell table:formula="of:=SIN(RADIANS([.H9]))" office:value-type="float" office:value="0.00409060402623479" calcext:value-type="float">
            <text:p>0.004090604026235</text:p>
          </table:table-cell>
          <table:table-cell table:formula="of:=COS(RADIANS([.H9]))" office:value-type="float" office:value="0.999991633444351" calcext:value-type="float">
            <text:p>0.999991633444351</text:p>
          </table:table-cell>
        </table:table-row>
        <table:table-row table:style-name="ro1">
          <table:table-cell table:formula="of:=[.A9]*2" office:value-type="float" office:value="1536" calcext:value-type="float">
            <text:p>1536</text:p>
          </table:table-cell>
          <table:table-cell table:formula="of:=[.F9]" office:value-type="float" office:value="0.0020453062911641" calcext:value-type="float">
            <text:p>0.002045306291164</text:p>
          </table:table-cell>
          <table:table-cell table:formula="of:=SQRT(1-[.B10]*[.B10])" office:value-type="float" office:value="0.9999979083589" calcext:value-type="float">
            <text:p>0.9999979083589</text:p>
          </table:table-cell>
          <table:table-cell table:formula="of:=1-[.C10]" office:value-type="float" office:value="0.00000209164109987725" calcext:value-type="float">
            <text:p>2.09164109987725E-06</text:p>
          </table:table-cell>
          <table:table-cell table:formula="of:=SQRT([.B10]*[.B10]+[.D10]*[.D10])" office:value-type="float" office:value="0.00204530736067661" calcext:value-type="float">
            <text:p>0.002045307360677</text:p>
          </table:table-cell>
          <table:table-cell table:formula="of:=[.E10]/2" office:value-type="float" office:value="0.0010226536803383" calcext:value-type="float">
            <text:p>0.001022653680338</text:p>
          </table:table-cell>
          <table:table-cell table:formula="of:=[.A10]*[.E10]" office:value-type="float" office:value="3.14159210599927" calcext:value-type="float">
            <text:p>3.14159210599927</text:p>
          </table:table-cell>
          <table:table-cell table:formula="of:=[.H9]/2" office:value-type="float" office:value="0.1171875" calcext:value-type="float">
            <text:p>0.1171875</text:p>
          </table:table-cell>
          <table:table-cell table:formula="of:=SIN(RADIANS([.H10]))" office:value-type="float" office:value="0.00204530629116409" calcext:value-type="float">
            <text:p>0.002045306291164</text:p>
          </table:table-cell>
          <table:table-cell table:formula="of:=COS(RADIANS([.H10]))" office:value-type="float" office:value="0.9999979083589" calcext:value-type="float">
            <text:p>0.9999979083589</text:p>
          </table:table-cell>
        </table:table-row>
        <table:table-row table:style-name="ro1">
          <table:table-cell table:formula="of:=[.A10]*2" office:value-type="float" office:value="3072" calcext:value-type="float">
            <text:p>3072</text:p>
          </table:table-cell>
          <table:table-cell table:formula="of:=[.F10]" office:value-type="float" office:value="0.0010226536803383" calcext:value-type="float">
            <text:p>0.001022653680338</text:p>
          </table:table-cell>
          <table:table-cell table:formula="of:=SQRT(1-[.B11]*[.B11])" office:value-type="float" office:value="0.999999477089588" calcext:value-type="float">
            <text:p>0.999999477089588</text:p>
          </table:table-cell>
          <table:table-cell table:formula="of:=1-[.C11]" office:value-type="float" office:value="0.000000522910411637767" calcext:value-type="float">
            <text:p>5.22910411637767E-07</text:p>
          </table:table-cell>
          <table:table-cell table:formula="of:=SQRT([.B11]*[.B11]+[.D11]*[.D11])" office:value-type="float" office:value="0.0010226538140274" calcext:value-type="float">
            <text:p>0.001022653814027</text:p>
          </table:table-cell>
          <table:table-cell table:formula="of:=[.E11]/2" office:value-type="float" office:value="0.000511326907013698" calcext:value-type="float">
            <text:p>0.000511326907014</text:p>
          </table:table-cell>
          <table:table-cell table:formula="of:=[.A11]*[.E11]" office:value-type="float" office:value="3.14159251669216" calcext:value-type="float">
            <text:p>3.14159251669216</text:p>
          </table:table-cell>
          <table:table-cell table:formula="of:=[.H10]/2" office:value-type="float" office:value="0.05859375" calcext:value-type="float">
            <text:p>0.05859375</text:p>
          </table:table-cell>
          <table:table-cell table:formula="of:=SIN(RADIANS([.H11]))" office:value-type="float" office:value="0.0010226536803383" calcext:value-type="float">
            <text:p>0.001022653680338</text:p>
          </table:table-cell>
          <table:table-cell table:formula="of:=COS(RADIANS([.H11]))" office:value-type="float" office:value="0.999999477089588" calcext:value-type="float">
            <text:p>0.999999477089588</text:p>
          </table:table-cell>
        </table:table-row>
        <table:table-row table:style-name="ro1">
          <table:table-cell table:formula="of:=[.A11]*2" office:value-type="float" office:value="6144" calcext:value-type="float">
            <text:p>6144</text:p>
          </table:table-cell>
          <table:table-cell table:formula="of:=[.F11]" office:value-type="float" office:value="0.000511326907013698" calcext:value-type="float">
            <text:p>0.000511326907014</text:p>
          </table:table-cell>
          <table:table-cell table:formula="of:=SQRT(1-[.B12]*[.B12])" office:value-type="float" office:value="0.999999869272389" calcext:value-type="float">
            <text:p>0.999999869272389</text:p>
          </table:table-cell>
          <table:table-cell table:formula="of:=1-[.C12]" office:value-type="float" office:value="0.000000130727611402648" calcext:value-type="float">
            <text:p>1.30727611402648E-07</text:p>
          </table:table-cell>
          <table:table-cell table:formula="of:=SQRT([.B12]*[.B12]+[.D12]*[.D12])" office:value-type="float" office:value="0.000511326923724835" calcext:value-type="float">
            <text:p>0.000511326923725</text:p>
          </table:table-cell>
          <table:table-cell table:formula="of:=[.E12]/2" office:value-type="float" office:value="0.000255663461862417" calcext:value-type="float">
            <text:p>0.000255663461862</text:p>
          </table:table-cell>
          <table:table-cell table:formula="of:=[.A12]*[.E12]" office:value-type="float" office:value="3.14159261936538" calcext:value-type="float">
            <text:p>3.14159261936538</text:p>
          </table:table-cell>
          <table:table-cell table:formula="of:=[.H11]/2" office:value-type="float" office:value="0.029296875" calcext:value-type="float">
            <text:p>0.029296875</text:p>
          </table:table-cell>
          <table:table-cell table:formula="of:=SIN(RADIANS([.H12]))" office:value-type="float" office:value="0.000511326907013697" calcext:value-type="float">
            <text:p>0.000511326907014</text:p>
          </table:table-cell>
          <table:table-cell table:formula="of:=COS(RADIANS([.H12]))" office:value-type="float" office:value="0.999999869272389" calcext:value-type="float">
            <text:p>0.999999869272389</text:p>
          </table:table-cell>
        </table:table-row>
        <table:table-row table:style-name="ro1">
          <table:table-cell table:formula="of:=[.A12]*2" office:value-type="float" office:value="12288" calcext:value-type="float">
            <text:p>12288</text:p>
          </table:table-cell>
          <table:table-cell table:formula="of:=[.F12]" office:value-type="float" office:value="0.000255663461862417" calcext:value-type="float">
            <text:p>0.000255663461862</text:p>
          </table:table-cell>
          <table:table-cell table:formula="of:=SQRT(1-[.B13]*[.B13])" office:value-type="float" office:value="0.999999967318097" calcext:value-type="float">
            <text:p>0.999999967318097</text:p>
          </table:table-cell>
          <table:table-cell table:formula="of:=1-[.C13]" office:value-type="float" office:value="0.0000000326819034057735" calcext:value-type="float">
            <text:p>3.26819034057735E-08</text:p>
          </table:table-cell>
          <table:table-cell table:formula="of:=SQRT([.B13]*[.B13]+[.D13]*[.D13])" office:value-type="float" office:value="0.000255663463951309" calcext:value-type="float">
            <text:p>0.000255663463951</text:p>
          </table:table-cell>
          <table:table-cell table:formula="of:=[.E13]/2" office:value-type="float" office:value="0.000127831731975655" calcext:value-type="float">
            <text:p>0.000127831731976</text:p>
          </table:table-cell>
          <table:table-cell table:formula="of:=[.A13]*[.E13]" office:value-type="float" office:value="3.14159264503369" calcext:value-type="float">
            <text:p>3.14159264503369</text:p>
          </table:table-cell>
          <table:table-cell table:formula="of:=[.H12]/2" office:value-type="float" office:value="0.0146484375" calcext:value-type="float">
            <text:p>0.0146484375</text:p>
          </table:table-cell>
          <table:table-cell table:formula="of:=SIN(RADIANS([.H13]))" office:value-type="float" office:value="0.000255663461862417" calcext:value-type="float">
            <text:p>0.000255663461862</text:p>
          </table:table-cell>
          <table:table-cell table:formula="of:=COS(RADIANS([.H13]))" office:value-type="float" office:value="0.999999967318097" calcext:value-type="float">
            <text:p>0.999999967318097</text:p>
          </table:table-cell>
        </table:table-row>
        <table:table-row table:style-name="ro1">
          <table:table-cell table:formula="of:=[.A13]*2" office:value-type="float" office:value="24576" calcext:value-type="float">
            <text:p>24576</text:p>
          </table:table-cell>
          <table:table-cell table:formula="of:=[.F13]" office:value-type="float" office:value="0.000127831731975655" calcext:value-type="float">
            <text:p>0.000127831731976</text:p>
          </table:table-cell>
          <table:table-cell table:formula="of:=SQRT(1-[.B14]*[.B14])" office:value-type="float" office:value="0.999999991829524" calcext:value-type="float">
            <text:p>0.999999991829524</text:p>
          </table:table-cell>
          <table:table-cell table:formula="of:=1-[.C14]" office:value-type="float" office:value="0.00000000817047585144337" calcext:value-type="float">
            <text:p>8.17047585144337E-09</text:p>
          </table:table-cell>
          <table:table-cell table:formula="of:=SQRT([.B14]*[.B14]+[.D14]*[.D14])" office:value-type="float" office:value="0.000127831732236766" calcext:value-type="float">
            <text:p>0.000127831732237</text:p>
          </table:table-cell>
          <table:table-cell table:formula="of:=[.E14]/2" office:value-type="float" office:value="0.0000639158661183831" calcext:value-type="float">
            <text:p>6.39158661183831E-05</text:p>
          </table:table-cell>
          <table:table-cell table:formula="of:=[.A14]*[.E14]" office:value-type="float" office:value="3.14159265145077" calcext:value-type="float">
            <text:p>3.14159265145077</text:p>
          </table:table-cell>
          <table:table-cell table:formula="of:=[.H13]/2" office:value-type="float" office:value="0.00732421875" calcext:value-type="float">
            <text:p>0.00732421875</text:p>
          </table:table-cell>
          <table:table-cell table:formula="of:=SIN(RADIANS([.H14]))" office:value-type="float" office:value="0.000127831731975655" calcext:value-type="float">
            <text:p>0.000127831731976</text:p>
          </table:table-cell>
          <table:table-cell table:formula="of:=COS(RADIANS([.H14]))" office:value-type="float" office:value="0.999999991829524" calcext:value-type="float">
            <text:p>0.999999991829524</text:p>
          </table:table-cell>
        </table:table-row>
        <table:table-row table:style-name="ro1">
          <table:table-cell table:formula="of:=[.A14]*2" office:value-type="float" office:value="49152" calcext:value-type="float">
            <text:p>49152</text:p>
          </table:table-cell>
          <table:table-cell table:formula="of:=[.F14]" office:value-type="float" office:value="0.0000639158661183831" calcext:value-type="float">
            <text:p>6.39158661183831E-05</text:p>
          </table:table-cell>
          <table:table-cell table:formula="of:=SQRT(1-[.B15]*[.B15])" office:value-type="float" office:value="0.999999997957381" calcext:value-type="float">
            <text:p>0.999999997957381</text:p>
          </table:table-cell>
          <table:table-cell table:formula="of:=1-[.C15]" office:value-type="float" office:value="0.00000000204261896286084" calcext:value-type="float">
            <text:p>2.04261896286084E-09</text:p>
          </table:table-cell>
          <table:table-cell table:formula="of:=SQRT([.B15]*[.B15]+[.D15]*[.D15])" office:value-type="float" office:value="0.0000639158661510221" calcext:value-type="float">
            <text:p>6.39158661510221E-05</text:p>
          </table:table-cell>
          <table:table-cell table:formula="of:=[.E15]/2" office:value-type="float" office:value="0.000031957933075511" calcext:value-type="float">
            <text:p>3.1957933075511E-05</text:p>
          </table:table-cell>
          <table:table-cell table:formula="of:=[.A15]*[.E15]" office:value-type="float" office:value="3.14159265305504" calcext:value-type="float">
            <text:p>3.14159265305504</text:p>
          </table:table-cell>
          <table:table-cell table:formula="of:=[.H14]/2" office:value-type="float" office:value="0.003662109375" calcext:value-type="float">
            <text:p>0.003662109375</text:p>
          </table:table-cell>
          <table:table-cell table:formula="of:=SIN(RADIANS([.H15]))" office:value-type="float" office:value="0.0000639158661183831" calcext:value-type="float">
            <text:p>6.39158661183831E-05</text:p>
          </table:table-cell>
          <table:table-cell table:formula="of:=COS(RADIANS([.H15]))" office:value-type="float" office:value="0.999999997957381" calcext:value-type="float">
            <text:p>0.999999997957381</text:p>
          </table:table-cell>
        </table:table-row>
        <table:table-row table:style-name="ro1">
          <table:table-cell table:formula="of:=[.A15]*2" office:value-type="float" office:value="98304" calcext:value-type="float">
            <text:p>98304</text:p>
          </table:table-cell>
          <table:table-cell table:formula="of:=[.F15]" office:value-type="float" office:value="0.000031957933075511" calcext:value-type="float">
            <text:p>3.1957933075511E-05</text:p>
          </table:table-cell>
          <table:table-cell table:formula="of:=SQRT(1-[.B16]*[.B16])" office:value-type="float" office:value="0.999999999489345" calcext:value-type="float">
            <text:p>0.999999999489345</text:p>
          </table:table-cell>
          <table:table-cell table:formula="of:=1-[.C16]" office:value-type="float" office:value="0.000000000510654740715211" calcext:value-type="float">
            <text:p>5.10654740715211E-10</text:p>
          </table:table-cell>
          <table:table-cell table:formula="of:=SQRT([.B16]*[.B16]+[.D16]*[.D16])" office:value-type="float" office:value="0.0000319579330795909" calcext:value-type="float">
            <text:p>3.19579330795909E-05</text:p>
          </table:table-cell>
          <table:table-cell table:formula="of:=[.E16]/2" office:value-type="float" office:value="0.0000159789665397955" calcext:value-type="float">
            <text:p>1.59789665397955E-05</text:p>
          </table:table-cell>
          <table:table-cell table:formula="of:=[.A16]*[.E16]" office:value-type="float" office:value="3.1415926534561" calcext:value-type="float">
            <text:p>3.1415926534561</text:p>
          </table:table-cell>
          <table:table-cell table:formula="of:=[.H15]/2" office:value-type="float" office:value="0.0018310546875" calcext:value-type="float">
            <text:p>0.0018310546875</text:p>
          </table:table-cell>
          <table:table-cell table:formula="of:=SIN(RADIANS([.H16]))" office:value-type="float" office:value="0.000031957933075511" calcext:value-type="float">
            <text:p>3.1957933075511E-05</text:p>
          </table:table-cell>
          <table:table-cell table:formula="of:=COS(RADIANS([.H16]))" office:value-type="float" office:value="0.999999999489345" calcext:value-type="float">
            <text:p>0.999999999489345</text:p>
          </table:table-cell>
        </table:table-row>
        <table:table-row table:style-name="ro1">
          <table:table-cell table:formula="of:=[.A16]*2" office:value-type="float" office:value="196608" calcext:value-type="float">
            <text:p>196608</text:p>
          </table:table-cell>
          <table:table-cell table:formula="of:=[.F16]" office:value-type="float" office:value="0.0000159789665397955" calcext:value-type="float">
            <text:p>1.59789665397955E-05</text:p>
          </table:table-cell>
          <table:table-cell table:formula="of:=SQRT(1-[.B17]*[.B17])" office:value-type="float" office:value="0.999999999872336" calcext:value-type="float">
            <text:p>0.999999999872336</text:p>
          </table:table-cell>
          <table:table-cell table:formula="of:=1-[.C17]" office:value-type="float" office:value="0.00000000012766376844553" calcext:value-type="float">
            <text:p>1.2766376844553E-10</text:p>
          </table:table-cell>
          <table:table-cell table:formula="of:=SQRT([.B17]*[.B17]+[.D17]*[.D17])" office:value-type="float" office:value="0.0000159789665403054" calcext:value-type="float">
            <text:p>1.59789665403054E-05</text:p>
          </table:table-cell>
          <table:table-cell table:formula="of:=[.E17]/2" office:value-type="float" office:value="0.00000798948327015272" calcext:value-type="float">
            <text:p>7.98948327015272E-06</text:p>
          </table:table-cell>
          <table:table-cell table:formula="of:=[.A17]*[.E17]" office:value-type="float" office:value="3.14159265355637" calcext:value-type="float">
            <text:p>3.14159265355637</text:p>
          </table:table-cell>
          <table:table-cell table:formula="of:=[.H16]/2" office:value-type="float" office:value="0.00091552734375" calcext:value-type="float">
            <text:p>0.00091552734375</text:p>
          </table:table-cell>
          <table:table-cell table:formula="of:=SIN(RADIANS([.H17]))" office:value-type="float" office:value="0.0000159789665397955" calcext:value-type="float">
            <text:p>1.59789665397955E-05</text:p>
          </table:table-cell>
          <table:table-cell table:formula="of:=COS(RADIANS([.H17]))" office:value-type="float" office:value="0.999999999872336" calcext:value-type="float">
            <text:p>0.999999999872336</text:p>
          </table:table-cell>
        </table:table-row>
        <table:table-row table:style-name="ro1">
          <table:table-cell table:formula="of:=[.A17]*2" office:value-type="float" office:value="393216" calcext:value-type="float">
            <text:p>393216</text:p>
          </table:table-cell>
          <table:table-cell table:formula="of:=[.F17]" office:value-type="float" office:value="0.00000798948327015272" calcext:value-type="float">
            <text:p>7.98948327015272E-06</text:p>
          </table:table-cell>
          <table:table-cell table:formula="of:=SQRT(1-[.B18]*[.B18])" office:value-type="float" office:value="0.999999999968084" calcext:value-type="float">
            <text:p>0.999999999968084</text:p>
          </table:table-cell>
          <table:table-cell table:formula="of:=1-[.C18]" office:value-type="float" office:value="0.0000000000319159143558068" calcext:value-type="float">
            <text:p>3.19159143558068E-11</text:p>
          </table:table-cell>
          <table:table-cell table:formula="of:=SQRT([.B18]*[.B18]+[.D18]*[.D18])" office:value-type="float" office:value="0.00000798948327021647" calcext:value-type="float">
            <text:p>7.98948327021647E-06</text:p>
          </table:table-cell>
          <table:table-cell table:formula="of:=[.E18]/2" office:value-type="float" office:value="0.00000399474163510823" calcext:value-type="float">
            <text:p>3.99474163510823E-06</text:p>
          </table:table-cell>
          <table:table-cell table:formula="of:=[.A18]*[.E18]" office:value-type="float" office:value="3.14159265358144" calcext:value-type="float">
            <text:p>3.14159265358144</text:p>
          </table:table-cell>
          <table:table-cell table:formula="of:=[.H17]/2" office:value-type="float" office:value="0.000457763671875" calcext:value-type="float">
            <text:p>0.000457763671875</text:p>
          </table:table-cell>
          <table:table-cell table:formula="of:=SIN(RADIANS([.H18]))" office:value-type="float" office:value="0.00000798948327015272" calcext:value-type="float">
            <text:p>7.98948327015272E-06</text:p>
          </table:table-cell>
          <table:table-cell table:formula="of:=COS(RADIANS([.H18]))" office:value-type="float" office:value="0.999999999968084" calcext:value-type="float">
            <text:p>0.999999999968084</text:p>
          </table:table-cell>
        </table:table-row>
        <table:table-row table:style-name="ro1">
          <table:table-cell table:formula="of:=[.A18]*2" office:value-type="float" office:value="786432" calcext:value-type="float">
            <text:p>786432</text:p>
          </table:table-cell>
          <table:table-cell table:formula="of:=[.F18]" office:value-type="float" office:value="0.00000399474163510823" calcext:value-type="float">
            <text:p>3.99474163510823E-06</text:p>
          </table:table-cell>
          <table:table-cell table:formula="of:=SQRT(1-[.B19]*[.B19])" office:value-type="float" office:value="0.999999999992021" calcext:value-type="float">
            <text:p>0.999999999992021</text:p>
          </table:table-cell>
          <table:table-cell table:formula="of:=1-[.C19]" office:value-type="float" office:value="0.00000000000797906185567854" calcext:value-type="float">
            <text:p>7.97906185567854E-12</text:p>
          </table:table-cell>
          <table:table-cell table:formula="of:=SQRT([.B19]*[.B19]+[.D19]*[.D19])" office:value-type="float" office:value="0.0000039947416351162" calcext:value-type="float">
            <text:p>3.9947416351162E-06</text:p>
          </table:table-cell>
          <table:table-cell table:formula="of:=[.E19]/2" office:value-type="float" office:value="0.0000019973708175581" calcext:value-type="float">
            <text:p>1.9973708175581E-06</text:p>
          </table:table-cell>
          <table:table-cell table:formula="of:=[.A19]*[.E19]" office:value-type="float" office:value="3.1415926535877" calcext:value-type="float">
            <text:p>3.1415926535877</text:p>
          </table:table-cell>
          <table:table-cell table:formula="of:=[.H18]/2" office:value-type="float" office:value="0.0002288818359375" calcext:value-type="float">
            <text:p>0.000228881835938</text:p>
          </table:table-cell>
          <table:table-cell table:formula="of:=SIN(RADIANS([.H19]))" office:value-type="float" office:value="0.00000399474163510823" calcext:value-type="float">
            <text:p>3.99474163510823E-06</text:p>
          </table:table-cell>
          <table:table-cell table:formula="of:=COS(RADIANS([.H19]))" office:value-type="float" office:value="0.999999999992021" calcext:value-type="float">
            <text:p>0.999999999992021</text:p>
          </table:table-cell>
        </table:table-row>
        <table:table-row table:style-name="ro1">
          <table:table-cell table:formula="of:=[.A19]*2" office:value-type="float" office:value="1572864" calcext:value-type="float">
            <text:p>1572864</text:p>
          </table:table-cell>
          <table:table-cell table:formula="of:=[.F19]" office:value-type="float" office:value="0.0000019973708175581" calcext:value-type="float">
            <text:p>1.9973708175581E-06</text:p>
          </table:table-cell>
          <table:table-cell table:formula="of:=SQRT(1-[.B20]*[.B20])" office:value-type="float" office:value="0.999999999998005" calcext:value-type="float">
            <text:p>0.999999999998005</text:p>
          </table:table-cell>
          <table:table-cell table:formula="of:=1-[.C20]" office:value-type="float" office:value="0.00000000000199473770834402" calcext:value-type="float">
            <text:p>1.99473770834402E-12</text:p>
          </table:table-cell>
          <table:table-cell table:formula="of:=SQRT([.B20]*[.B20]+[.D20]*[.D20])" office:value-type="float" office:value="0.0000019973708175591" calcext:value-type="float">
            <text:p>1.9973708175591E-06</text:p>
          </table:table-cell>
          <table:table-cell table:formula="of:=[.E20]/2" office:value-type="float" office:value="0.000000998685408779548" calcext:value-type="float">
            <text:p>9.98685408779548E-07</text:p>
          </table:table-cell>
          <table:table-cell table:formula="of:=[.A20]*[.E20]" office:value-type="float" office:value="3.14159265358927" calcext:value-type="float">
            <text:p>3.14159265358927</text:p>
          </table:table-cell>
          <table:table-cell table:formula="of:=[.H19]/2" office:value-type="float" office:value="0.00011444091796875" calcext:value-type="float">
            <text:p>0.000114440917969</text:p>
          </table:table-cell>
          <table:table-cell table:formula="of:=SIN(RADIANS([.H20]))" office:value-type="float" office:value="0.0000019973708175581" calcext:value-type="float">
            <text:p>1.9973708175581E-06</text:p>
          </table:table-cell>
          <table:table-cell table:formula="of:=COS(RADIANS([.H20]))" office:value-type="float" office:value="0.999999999998005" calcext:value-type="float">
            <text:p>0.999999999998005</text:p>
          </table:table-cell>
        </table:table-row>
        <table:table-row table:style-name="ro1">
          <table:table-cell table:formula="of:=[.A20]*2" office:value-type="float" office:value="3145728" calcext:value-type="float">
            <text:p>3145728</text:p>
          </table:table-cell>
          <table:table-cell table:formula="of:=[.F20]" office:value-type="float" office:value="0.000000998685408779548" calcext:value-type="float">
            <text:p>9.98685408779548E-07</text:p>
          </table:table-cell>
          <table:table-cell table:formula="of:=SQRT(1-[.B21]*[.B21])" office:value-type="float" office:value="0.999999999999501" calcext:value-type="float">
            <text:p>0.999999999999501</text:p>
          </table:table-cell>
          <table:table-cell table:formula="of:=1-[.C21]" office:value-type="float" office:value="0.00000000000049871218266162" calcext:value-type="float">
            <text:p>4.9871218266162E-13</text:p>
          </table:table-cell>
          <table:table-cell table:formula="of:=SQRT([.B21]*[.B21]+[.D21]*[.D21])" office:value-type="float" office:value="0.000000998685408779673" calcext:value-type="float">
            <text:p>9.98685408779673E-07</text:p>
          </table:table-cell>
          <table:table-cell table:formula="of:=[.E21]/2" office:value-type="float" office:value="0.000000499342704389836" calcext:value-type="float">
            <text:p>4.99342704389836E-07</text:p>
          </table:table-cell>
          <table:table-cell table:formula="of:=[.A21]*[.E21]" office:value-type="float" office:value="3.14159265358966" calcext:value-type="float">
            <text:p>3.14159265358966</text:p>
          </table:table-cell>
          <table:table-cell table:formula="of:=[.H20]/2" office:value-type="float" office:value="0.000057220458984375" calcext:value-type="float">
            <text:p>5.7220458984375E-05</text:p>
          </table:table-cell>
          <table:table-cell table:formula="of:=SIN(RADIANS([.H21]))" office:value-type="float" office:value="0.000000998685408779548" calcext:value-type="float">
            <text:p>9.98685408779548E-07</text:p>
          </table:table-cell>
          <table:table-cell table:formula="of:=COS(RADIANS([.H21]))" office:value-type="float" office:value="0.999999999999501" calcext:value-type="float">
            <text:p>0.999999999999501</text:p>
          </table:table-cell>
        </table:table-row>
        <table:table-row table:style-name="ro1">
          <table:table-cell table:formula="of:=[.A21]*2" office:value-type="float" office:value="6291456" calcext:value-type="float">
            <text:p>6291456</text:p>
          </table:table-cell>
          <table:table-cell table:formula="of:=[.F21]" office:value-type="float" office:value="0.000000499342704389836" calcext:value-type="float">
            <text:p>4.99342704389836E-07</text:p>
          </table:table-cell>
          <table:table-cell table:formula="of:=SQRT(1-[.B22]*[.B22])" office:value-type="float" office:value="0.999999999999875" calcext:value-type="float">
            <text:p>0.999999999999875</text:p>
          </table:table-cell>
          <table:table-cell table:formula="of:=1-[.C22]" office:value-type="float" office:value="0.000000000000124678045665405" calcext:value-type="float">
            <text:p>1.24678045665405E-13</text:p>
          </table:table-cell>
          <table:table-cell table:formula="of:=SQRT([.B22]*[.B22]+[.D22]*[.D22])" office:value-type="float" office:value="0.000000499342704389852" calcext:value-type="float">
            <text:p>4.99342704389852E-07</text:p>
          </table:table-cell>
          <table:table-cell table:formula="of:=[.E22]/2" office:value-type="float" office:value="0.000000249671352194926" calcext:value-type="float">
            <text:p>2.49671352194926E-07</text:p>
          </table:table-cell>
          <table:table-cell table:formula="of:=[.A22]*[.E22]" office:value-type="float" office:value="3.14159265358976" calcext:value-type="float">
            <text:p>3.14159265358976</text:p>
          </table:table-cell>
          <table:table-cell table:formula="of:=[.H21]/2" office:value-type="float" office:value="0.0000286102294921875" calcext:value-type="float">
            <text:p>2.86102294921875E-05</text:p>
          </table:table-cell>
          <table:table-cell table:formula="of:=SIN(RADIANS([.H22]))" office:value-type="float" office:value="0.000000499342704389836" calcext:value-type="float">
            <text:p>4.99342704389836E-07</text:p>
          </table:table-cell>
          <table:table-cell table:formula="of:=COS(RADIANS([.H22]))" office:value-type="float" office:value="0.999999999999875" calcext:value-type="float">
            <text:p>0.999999999999875</text:p>
          </table:table-cell>
        </table:table-row>
        <table:table-row table:style-name="ro1">
          <table:table-cell table:formula="of:=[.A22]*2" office:value-type="float" office:value="12582912" calcext:value-type="float">
            <text:p>12582912</text:p>
          </table:table-cell>
          <table:table-cell table:formula="of:=[.F22]" office:value-type="float" office:value="0.000000249671352194926" calcext:value-type="float">
            <text:p>2.49671352194926E-07</text:p>
          </table:table-cell>
          <table:table-cell table:formula="of:=SQRT(1-[.B23]*[.B23])" office:value-type="float" office:value="0.999999999999969" calcext:value-type="float">
            <text:p>0.999999999999969</text:p>
          </table:table-cell>
          <table:table-cell table:formula="of:=1-[.C23]" office:value-type="float" office:value="0.0000000000000311972669919669" calcext:value-type="float">
            <text:p>3.11972669919669E-14</text:p>
          </table:table-cell>
          <table:table-cell table:formula="of:=SQRT([.B23]*[.B23]+[.D23]*[.D23])" office:value-type="float" office:value="0.000000249671352194928" calcext:value-type="float">
            <text:p>2.49671352194928E-07</text:p>
          </table:table-cell>
          <table:table-cell table:formula="of:=[.E23]/2" office:value-type="float" office:value="0.000000124835676097464" calcext:value-type="float">
            <text:p>1.24835676097464E-07</text:p>
          </table:table-cell>
          <table:table-cell table:formula="of:=[.A23]*[.E23]" office:value-type="float" office:value="3.14159265358979" calcext:value-type="float">
            <text:p>3.14159265358979</text:p>
          </table:table-cell>
          <table:table-cell table:formula="of:=[.H22]/2" office:value-type="float" office:value="0.0000143051147460937" calcext:value-type="float">
            <text:p>1.43051147460937E-05</text:p>
          </table:table-cell>
          <table:table-cell table:formula="of:=SIN(RADIANS([.H23]))" office:value-type="float" office:value="0.000000249671352194926" calcext:value-type="float">
            <text:p>2.49671352194926E-07</text:p>
          </table:table-cell>
          <table:table-cell table:formula="of:=COS(RADIANS([.H23]))" office:value-type="float" office:value="0.999999999999969" calcext:value-type="float">
            <text:p>0.999999999999969</text:p>
          </table:table-cell>
        </table:table-row>
        <table:table-row table:style-name="ro1">
          <table:table-cell table:formula="of:=[.A23]*2" office:value-type="float" office:value="25165824" calcext:value-type="float">
            <text:p>25165824</text:p>
          </table:table-cell>
          <table:table-cell table:formula="of:=[.F23]" office:value-type="float" office:value="0.000000124835676097464" calcext:value-type="float">
            <text:p>1.24835676097464E-07</text:p>
          </table:table-cell>
          <table:table-cell table:formula="of:=SQRT(1-[.B24]*[.B24])" office:value-type="float" office:value="0.999999999999992" calcext:value-type="float">
            <text:p>0.999999999999992</text:p>
          </table:table-cell>
          <table:table-cell table:formula="of:=1-[.C24]" office:value-type="float" office:value="7.7715611723761E-015" calcext:value-type="float">
            <text:p>7.7715611723761E-15</text:p>
          </table:table-cell>
          <table:table-cell table:formula="of:=SQRT([.B24]*[.B24]+[.D24]*[.D24])" office:value-type="float" office:value="0.000000124835676097464" calcext:value-type="float">
            <text:p>1.24835676097464E-07</text:p>
          </table:table-cell>
          <table:table-cell table:formula="of:=[.E24]/2" office:value-type="float" office:value="0.0000000624178380487321" calcext:value-type="float">
            <text:p>6.24178380487321E-08</text:p>
          </table:table-cell>
          <table:table-cell table:formula="of:=[.A24]*[.E24]" office:value-type="float" office:value="3.14159265358979" calcext:value-type="float">
            <text:p>3.14159265358979</text:p>
          </table:table-cell>
          <table:table-cell table:formula="of:=[.H23]/2" office:value-type="float" office:value="0.00000715255737304688" calcext:value-type="float">
            <text:p>7.15255737304688E-06</text:p>
          </table:table-cell>
          <table:table-cell table:formula="of:=SIN(RADIANS([.H24]))" office:value-type="float" office:value="0.000000124835676097464" calcext:value-type="float">
            <text:p>1.24835676097464E-07</text:p>
          </table:table-cell>
          <table:table-cell table:formula="of:=COS(RADIANS([.H24]))" office:value-type="float" office:value="0.999999999999992" calcext:value-type="float">
            <text:p>0.999999999999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4:05:09.702235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1:38:38.447863461</meta:creation-date>
    <dc:date>2020-04-14T14:14:58.272822924</dc:date>
    <meta:editing-duration>P2DT1H2M28S</meta:editing-duration>
    <meta:editing-cycles>10</meta:editing-cycles>
    <meta:generator>LibreOffice/6.2.8.2$MacOSX_X86_64 LibreOffice_project/f82ddfca21ebc1e222a662a32b25c0c9d20169ee</meta:generator>
    <meta:document-statistic meta:table-count="1" meta:cell-count="240" meta:object-count="0"/>
  </office:meta>
</office:document-meta>
</file>